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9F00000163962E58362AAFF5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6f2" officeooo:paragraph-rsid="0011f6f2"/>
    </style:style>
    <style:style style:name="P2" style:family="paragraph" style:parent-style-name="Standard">
      <style:paragraph-properties fo:text-align="center" style:justify-single-word="false"/>
      <style:text-properties officeooo:rsid="0011f6f2" officeooo:paragraph-rsid="001325a4"/>
    </style:style>
    <style:style style:name="P3" style:family="paragraph" style:parent-style-name="Standard">
      <style:paragraph-properties fo:text-align="end" style:justify-single-word="false"/>
      <style:text-properties officeooo:rsid="0011f6f2" officeooo:paragraph-rsid="001325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1.1 <text:s text:c="13"/></text:p>
      <text:p text:style-name="P3"><text:s text:c="2"/>電機系 <text:s text:c="9"/>李友岐</text:p>
      <text:p text:style-name="P1"/>
      <text:p text:style-name="P1">1. working environment: ubuntu 16.04 LTS</text:p>
      <text:p text:style-name="P1"/>
      <text:p text:style-name="P1">2. screenshot:</text:p>
      <text:p text:style-name="P1"><draw:frame draw:style-name="fr1" draw:name="Image1" text:anchor-type="paragraph" svg:width="8.0346in" svg:height="1.9811in" draw:z-index="0"><draw:image xlink:href="Pictures/100000000000059F00000163962E58362AAFF5BF.png" xlink:type="simple" xlink:show="embed" xlink:actuate="onLoad"/></draw:frame> <text:s text:c="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6:22:27.225964379</meta:creation-date>
    <meta:editing-duration>PT3M16S</meta:editing-duration>
    <meta:editing-cycles>3</meta:editing-cycles>
    <meta:generator>LibreOffice/5.1.4.2$Linux_X86_64 LibreOffice_project/10m0$Build-2</meta:generator>
    <dc:date>2017-03-23T19:31:04.321152148</dc:date>
    <meta:document-statistic meta:table-count="0" meta:image-count="1" meta:object-count="0" meta:page-count="1" meta:paragraph-count="5" meta:word-count="15" meta:character-count="114" meta:non-whitespace-character-count="59"/>
  </office:meta>
</office:document-meta>
</file>